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1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34.57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4.24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3e003e"/>
      <style:text-properties fo:color="#ffffff"/>
    </style:style>
    <style:style style:name="ce5" style:family="table-cell" style:parent-style-name="Default">
      <style:table-cell-properties fo:background-color="#000058"/>
    </style:style>
    <style:style style:name="ce6" style:family="table-cell" style:parent-style-name="Default">
      <style:table-cell-properties fo:background-color="#004e27"/>
    </style:style>
    <style:style style:name="ce7" style:family="table-cell" style:parent-style-name="Default">
      <style:table-cell-properties fo:background-color="#2c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7" table:default-cell-style-name="Default"/>
        <table:table-row table:style-name="ro1">
          <table:table-cell table:style-name="ce2" office:value-type="string" calcext:value-type="string">
            <text:p>Gravador:</text:p>
          </table:table-cell>
          <table:table-cell table:style-name="ce2" office:value-type="string" calcext:value-type="string">
            <text:p>192kHz</text:p>
          </table:table-cell>
          <table:table-cell table:style-name="ce2" office:value-type="string" calcext:value-type="string">
            <text:p>vel. som: 1491.24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emp. H20</text:p>
          </table:table-cell>
          <table:table-cell table:style-name="ce2" office:value-type="string" calcext:value-type="string">
            <text:p>26º C</text:p>
          </table:table-cell>
          <table:table-cell table:style-name="ce2" table:number-columns-repeated="1017"/>
        </table:table-row>
        <table:table-row table:style-name="ro1">
          <table:table-cell table:style-name="ce2" office:value-type="string" calcext:value-type="string">
            <text:p>Profundidade do Tanque:</text:p>
          </table:table-cell>
          <table:table-cell table:style-name="ce2" office:value-type="string" calcext:value-type="string">
            <text:p>4,5 m</text:p>
          </table:table-cell>
          <table:table-cell table:style-name="ce2" table:number-columns-repeated="1017"/>
        </table:table-row>
        <table:table-row table:style-name="ro1">
          <table:table-cell table:style-name="ce4" office:value-type="string" calcext:value-type="string">
            <text:p>25KHz Elevação 0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Teste:(nome do arquivo)</text:p>
          </table:table-cell>
          <table:table-cell office:value-type="string" calcext:value-type="string">
            <text:p>Frequência(kHz)</text:p>
          </table:table-cell>
          <table:table-cell office:value-type="string" calcext:value-type="string">
            <text:p>Intervalo (s)</text:p>
          </table:table-cell>
          <table:table-cell office:value-type="string" calcext:value-type="string">
            <text:p>Azimute(º)</text:p>
          </table:table-cell>
          <table:table-cell office:value-type="string" calcext:value-type="string">
            <text:p>Distância: </text:p>
          </table:table-cell>
          <table:table-cell office:value-type="string" calcext:value-type="string">
            <text:p>Profundidade Arranjo:</text:p>
          </table:table-cell>
          <table:table-cell office:value-type="string" calcext:value-type="string">
            <text:p>Profundidade Pinger</text:p>
          </table:table-cell>
          <table:table-cell office:value-type="string" calcext:value-type="string">
            <text:p>Elevação:</text:p>
          </table:table-cell>
          <table:table-cell office:value-type="string" calcext:value-type="string">
            <text:p>Azi. Nautilus</text:p>
          </table:table-cell>
          <table:table-cell office:value-type="string" calcext:value-type="string">
            <text:p>Elev. Nautilus</text:p>
          </table:table-cell>
          <table:table-cell office:value-type="string" calcext:value-type="string">
            <text:p>Azi Beamform</text:p>
          </table:table-cell>
          <table:table-cell office:value-type="string" calcext:value-type="string">
            <text:p>Elev. Beamfor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0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,98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(CW)</text:p>
          </table:table-cell>
          <table:table-cell office:value-type="float" office:value="2.98" calcext:value-type="float">
            <text:p>2,98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0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(CW)</text:p>
          </table:table-cell>
          <table:table-cell office:value-type="float" office:value="2.98" calcext:value-type="float">
            <text:p>2,98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41" calcext:value-type="float">
            <text:p>141</text:p>
          </table:table-cell>
          <table:table-cell office:value-type="float" office:value="95" calcext:value-type="float">
            <text:p>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0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(CCW)</text:p>
          </table:table-cell>
          <table:table-cell office:value-type="float" office:value="2.98" calcext:value-type="float">
            <text:p>2,98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0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(CCW)</text:p>
          </table:table-cell>
          <table:table-cell office:value-type="float" office:value="2.98" calcext:value-type="float">
            <text:p>2,98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87" calcext:value-type="float">
            <text:p>87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40KHz Elevação 0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030719_0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,98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(CW)</text:p>
          </table:table-cell>
          <table:table-cell office:value-type="float" office:value="2.98" calcext:value-type="float">
            <text:p>2,98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24" calcext:value-type="float">
            <text:p>124</text:p>
          </table:table-cell>
          <table:table-cell office:value-type="float" office:value="82" calcext:value-type="float">
            <text:p>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(CW)</text:p>
          </table:table-cell>
          <table:table-cell office:value-type="float" office:value="2.98" calcext:value-type="float">
            <text:p>2,98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0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(CCW)</text:p>
          </table:table-cell>
          <table:table-cell office:value-type="float" office:value="2.98" calcext:value-type="float">
            <text:p>2,98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0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(CCW)</text:p>
          </table:table-cell>
          <table:table-cell office:value-type="float" office:value="2.98" calcext:value-type="float">
            <text:p>2,98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92" calcext:value-type="float">
            <text:p>92</text:p>
          </table:table-cell>
          <table:table-cell table:number-columns-repeated="1007"/>
        </table:table-row>
        <table:table-row table:style-name="ro1">
          <table:table-cell table:style-name="ce6" office:value-type="string" calcext:value-type="string">
            <text:p>40KHz Elevação ≠ 0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030719_01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,98</text:p>
          </table:table-cell>
          <table:table-cell office:value-type="float" office:value="2.01" calcext:value-type="float">
            <text:p>2,01</text:p>
          </table:table-cell>
          <table:table-cell office:value-type="float" office:value="3.71" calcext:value-type="float">
            <text:p>3,71</text:p>
          </table:table-cell>
          <table:table-cell office:value-type="float" office:value="29.7" calcext:value-type="float">
            <text:p>29,7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(CW)</text:p>
          </table:table-cell>
          <table:table-cell office:value-type="float" office:value="2.98" calcext:value-type="float">
            <text:p>2,98</text:p>
          </table:table-cell>
          <table:table-cell office:value-type="float" office:value="2.01" calcext:value-type="float">
            <text:p>2,01</text:p>
          </table:table-cell>
          <table:table-cell office:value-type="float" office:value="3.71" calcext:value-type="float">
            <text:p>3,71</text:p>
          </table:table-cell>
          <table:table-cell office:value-type="float" office:value="29.7" calcext:value-type="float">
            <text:p>29,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1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(CW)</text:p>
          </table:table-cell>
          <table:table-cell office:value-type="float" office:value="2.98" calcext:value-type="float">
            <text:p>2,98</text:p>
          </table:table-cell>
          <table:table-cell office:value-type="float" office:value="2.01" calcext:value-type="float">
            <text:p>2,01</text:p>
          </table:table-cell>
          <table:table-cell office:value-type="float" office:value="3.71" calcext:value-type="float">
            <text:p>3,71</text:p>
          </table:table-cell>
          <table:table-cell office:value-type="float" office:value="29.7" calcext:value-type="float">
            <text:p>29,7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61" calcext:value-type="float">
            <text:p>161</text:p>
          </table:table-cell>
          <table:table-cell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16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(CCW)</text:p>
          </table:table-cell>
          <table:table-cell office:value-type="float" office:value="2.98" calcext:value-type="float">
            <text:p>2,98</text:p>
          </table:table-cell>
          <table:table-cell office:value-type="float" office:value="2.01" calcext:value-type="float">
            <text:p>2,01</text:p>
          </table:table-cell>
          <table:table-cell office:value-type="float" office:value="3.71" calcext:value-type="float">
            <text:p>3,71</text:p>
          </table:table-cell>
          <table:table-cell office:value-type="float" office:value="29.7" calcext:value-type="float">
            <text:p>29,7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1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(CCW)</text:p>
          </table:table-cell>
          <table:table-cell office:value-type="float" office:value="2.98" calcext:value-type="float">
            <text:p>2,98</text:p>
          </table:table-cell>
          <table:table-cell office:value-type="float" office:value="2.01" calcext:value-type="float">
            <text:p>2,01</text:p>
          </table:table-cell>
          <table:table-cell office:value-type="float" office:value="3.71" calcext:value-type="float">
            <text:p>3,71</text:p>
          </table:table-cell>
          <table:table-cell office:value-type="float" office:value="29.7" calcext:value-type="float">
            <text:p>29,7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119" calcext:value-type="float">
            <text:p>119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25KHz Elevação ≠ 0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030719_0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,98</text:p>
          </table:table-cell>
          <table:table-cell office:value-type="float" office:value="2.01" calcext:value-type="float">
            <text:p>2,01</text:p>
          </table:table-cell>
          <table:table-cell office:value-type="float" office:value="3.71" calcext:value-type="float">
            <text:p>3,71</text:p>
          </table:table-cell>
          <table:table-cell office:value-type="float" office:value="29.7" calcext:value-type="float">
            <text:p>29,7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2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(CW)</text:p>
          </table:table-cell>
          <table:table-cell office:value-type="float" office:value="2.98" calcext:value-type="float">
            <text:p>2,98</text:p>
          </table:table-cell>
          <table:table-cell office:value-type="float" office:value="2.01" calcext:value-type="float">
            <text:p>2,01</text:p>
          </table:table-cell>
          <table:table-cell office:value-type="float" office:value="3.71" calcext:value-type="float">
            <text:p>3,71</text:p>
          </table:table-cell>
          <table:table-cell office:value-type="float" office:value="29.7" calcext:value-type="float">
            <text:p>29,7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(CW)</text:p>
          </table:table-cell>
          <table:table-cell office:value-type="float" office:value="2.98" calcext:value-type="float">
            <text:p>2,98</text:p>
          </table:table-cell>
          <table:table-cell office:value-type="float" office:value="2.01" calcext:value-type="float">
            <text:p>2,01</text:p>
          </table:table-cell>
          <table:table-cell office:value-type="float" office:value="3.71" calcext:value-type="float">
            <text:p>3,71</text:p>
          </table:table-cell>
          <table:table-cell office:value-type="float" office:value="29.7" calcext:value-type="float">
            <text:p>29,7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24" calcext:value-type="float">
            <text:p>1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1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(CCW)</text:p>
          </table:table-cell>
          <table:table-cell office:value-type="float" office:value="2.98" calcext:value-type="float">
            <text:p>2,98</text:p>
          </table:table-cell>
          <table:table-cell office:value-type="float" office:value="2.01" calcext:value-type="float">
            <text:p>2,01</text:p>
          </table:table-cell>
          <table:table-cell office:value-type="float" office:value="3.71" calcext:value-type="float">
            <text:p>3,71</text:p>
          </table:table-cell>
          <table:table-cell office:value-type="float" office:value="29.7" calcext:value-type="float">
            <text:p>29,7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9" calcext:value-type="float">
            <text:p>59</text:p>
          </table:table-cell>
          <table:table-cell office:value-type="float" office:value="120" calcext:value-type="float">
            <text:p>1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30719_01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(CCW)</text:p>
          </table:table-cell>
          <table:table-cell office:value-type="float" office:value="2.98" calcext:value-type="float">
            <text:p>2,98</text:p>
          </table:table-cell>
          <table:table-cell office:value-type="float" office:value="2.01" calcext:value-type="float">
            <text:p>2,01</text:p>
          </table:table-cell>
          <table:table-cell office:value-type="float" office:value="3.71" calcext:value-type="float">
            <text:p>3,71</text:p>
          </table:table-cell>
          <table:table-cell office:value-type="float" office:value="29.7" calcext:value-type="float">
            <text:p>29,7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 style:data-style-name="N2" text:time-value="20:58:52.8694764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9:48:54.013576841</meta:creation-date>
    <dc:date>2019-05-23T21:06:06.956840170</dc:date>
    <meta:editing-duration>PT21H5M42S</meta:editing-duration>
    <meta:editing-cycles>19</meta:editing-cycles>
    <meta:generator>LibreOffice/6.1.3.2$Linux_X86_64 LibreOffice_project/86daf60bf00efa86ad547e59e09d6bb77c699acb</meta:generator>
    <meta:document-statistic meta:table-count="1" meta:cell-count="263" meta:object-count="0"/>
  </office:meta>
</office:document-meta>
</file>